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156f" officeooo:paragraph-rsid="0015156f"/>
    </style:style>
    <style:style style:name="P2" style:family="paragraph" style:parent-style-name="Standard">
      <style:text-properties officeooo:rsid="00169d46" officeooo:paragraph-rsid="00169d46"/>
    </style:style>
    <style:style style:name="P3" style:family="paragraph" style:parent-style-name="Standard">
      <style:text-properties officeooo:rsid="0020e632" officeooo:paragraph-rsid="0020e632"/>
    </style:style>
    <style:style style:name="P4" style:family="paragraph" style:parent-style-name="Standard">
      <style:text-properties officeooo:rsid="0021aad1" officeooo:paragraph-rsid="0021aad1"/>
    </style:style>
    <style:style style:name="P5" style:family="paragraph" style:parent-style-name="Standard">
      <style:text-properties officeooo:rsid="001c81bc" officeooo:paragraph-rsid="002afdfa"/>
    </style:style>
    <style:style style:name="P6" style:family="paragraph" style:parent-style-name="Standard" style:list-style-name="L1">
      <style:text-properties officeooo:rsid="001e308e" officeooo:paragraph-rsid="001e308e"/>
    </style:style>
    <style:style style:name="P7" style:family="paragraph" style:parent-style-name="Standard" style:list-style-name="L1">
      <style:text-properties officeooo:rsid="0015156f" officeooo:paragraph-rsid="0015156f"/>
    </style:style>
    <style:style style:name="P8" style:family="paragraph" style:parent-style-name="Standard" style:list-style-name="L1">
      <style:text-properties officeooo:rsid="001fc6a1" officeooo:paragraph-rsid="001fc6a1"/>
    </style:style>
    <style:style style:name="P9" style:family="paragraph" style:parent-style-name="Standard" style:list-style-name="L1">
      <style:text-properties officeooo:rsid="001ff1ef" officeooo:paragraph-rsid="001ff1ef"/>
    </style:style>
    <style:style style:name="P10" style:family="paragraph" style:parent-style-name="Standard" style:list-style-name="L1">
      <style:text-properties officeooo:rsid="0021aad1" officeooo:paragraph-rsid="0021aad1"/>
    </style:style>
    <style:style style:name="P11" style:family="paragraph" style:parent-style-name="Standard" style:list-style-name="L2">
      <style:text-properties officeooo:rsid="0021aad1" officeooo:paragraph-rsid="0021aad1"/>
    </style:style>
    <style:style style:name="P12" style:family="paragraph" style:parent-style-name="Standard" style:list-style-name="L1">
      <style:text-properties officeooo:rsid="0020e632" officeooo:paragraph-rsid="0020e632"/>
    </style:style>
    <style:style style:name="P13" style:family="paragraph" style:parent-style-name="Standard" style:list-style-name="L1">
      <style:text-properties officeooo:rsid="00242c61" officeooo:paragraph-rsid="00242c61"/>
    </style:style>
    <style:style style:name="P14" style:family="paragraph" style:parent-style-name="Standard" style:list-style-name="L2">
      <style:text-properties officeooo:rsid="0022ae63" officeooo:paragraph-rsid="0022ae63"/>
    </style:style>
    <style:style style:name="P15" style:family="paragraph" style:parent-style-name="Standard" style:list-style-name="L3">
      <style:text-properties officeooo:rsid="00169d46" officeooo:paragraph-rsid="00169d46"/>
    </style:style>
    <style:style style:name="P16" style:family="paragraph" style:parent-style-name="Standard" style:list-style-name="L3">
      <style:text-properties officeooo:rsid="00279085" officeooo:paragraph-rsid="00279085"/>
    </style:style>
    <style:style style:name="P17" style:family="paragraph" style:parent-style-name="Standard" style:list-style-name="L3">
      <style:text-properties officeooo:rsid="0017584c" officeooo:paragraph-rsid="0017584c"/>
    </style:style>
    <style:style style:name="P18" style:family="paragraph" style:parent-style-name="Standard" style:list-style-name="L3">
      <style:text-properties officeooo:rsid="001c81bc" officeooo:paragraph-rsid="001c81bc"/>
    </style:style>
    <style:style style:name="P19" style:family="paragraph" style:parent-style-name="Standard">
      <style:text-properties officeooo:rsid="001c81bc" officeooo:paragraph-rsid="002afdfa"/>
    </style:style>
    <style:style style:name="P20" style:family="paragraph" style:parent-style-name="Standard" style:list-style-name="L3">
      <style:text-properties officeooo:rsid="0018c875" officeooo:paragraph-rsid="0018c875"/>
    </style:style>
    <style:style style:name="P21" style:family="paragraph" style:parent-style-name="Standard" style:list-style-name="L3">
      <style:text-properties officeooo:rsid="001a900a" officeooo:paragraph-rsid="001a900a"/>
    </style:style>
    <style:style style:name="P22" style:family="paragraph" style:parent-style-name="Standard">
      <style:text-properties officeooo:rsid="003000a7" officeooo:paragraph-rsid="003000a7"/>
    </style:style>
    <style:style style:name="T1" style:family="text">
      <style:text-properties officeooo:rsid="001a900a"/>
    </style:style>
    <style:style style:name="T2" style:family="text">
      <style:text-properties officeooo:rsid="001e308e"/>
    </style:style>
    <style:style style:name="T3" style:family="text">
      <style:text-properties officeooo:rsid="001ee84d"/>
    </style:style>
    <style:style style:name="T4" style:family="text">
      <style:text-properties officeooo:rsid="001fc6a1"/>
    </style:style>
    <style:style style:name="T5" style:family="text">
      <style:text-properties officeooo:rsid="001ff1ef"/>
    </style:style>
    <style:style style:name="T6" style:family="text">
      <style:text-properties officeooo:rsid="0020e632"/>
    </style:style>
    <style:style style:name="T7" style:family="text">
      <style:text-properties officeooo:rsid="0021aad1"/>
    </style:style>
    <style:style style:name="T8" style:family="text">
      <style:text-properties officeooo:rsid="0022ae63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fc6a1" style:font-weight-asian="bold" style:font-weight-complex="bold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officeooo:rsid="00258f4d"/>
    </style:style>
    <style:style style:name="T13" style:family="text">
      <style:text-properties officeooo:rsid="002afd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Katie Sutherland</text:p>
      <text:p text:style-name="P1">Flooring Mastery Project</text:p>
      <text:p text:style-name="P1"/>
      <text:p text:style-name="P1">User Stories <text:span text:style-name="T2">(complexity scale 1-5)</text:span></text:p>
      <text:list xml:id="list5346050537334312041" text:style-name="L1">
        <text:list-item>
          <text:p text:style-name="P6">Displays <text:span text:style-name="T11">menu</text:span> on program start <text:span text:style-name="T3">if user successfully starts program</text:span>. <text:span text:style-name="T5">Complexity: </text:span>1</text:p>
        </text:list-item>
        <text:list-item>
          <text:p text:style-name="P7">User can <text:span text:style-name="T9">display </text:span><text:span text:style-name="T10">an existing order</text:span><text:span text:style-name="T4"> if valid date and orderNum is provided</text:span>. <text:span text:style-name="T5">Complexity: 4</text:span></text:p>
          <text:list>
            <text:list-item>
              <text:p text:style-name="P8">If date and orderNum return no orders, display error message and return to menu.</text:p>
            </text:list-item>
          </text:list>
        </text:list-item>
        <text:list-item>
          <text:p text:style-name="P7">User can <text:span text:style-name="T9">add</text:span> an order <text:span text:style-name="T5">to the orders list if all parameters are provided and confirmation is made upon summary of entered parameters</text:span>. <text:span text:style-name="T5">Complexity: 2</text:span></text:p>
          <text:list>
            <text:list-item>
              <text:p text:style-name="P9">If all parameters are not collected or confirmation is denied, discard order and return to menu.</text:p>
            </text:list-item>
          </text:list>
        </text:list-item>
        <text:list-item>
          <text:p text:style-name="P7">User can <text:span text:style-name="T9">edit</text:span> an order <text:span text:style-name="T5">if valid date and orderNum is provided, receiving an opportunity to alter/overwrite each parameter</text:span>. <text:span text:style-name="T5">Complexity: 4</text:span></text:p>
          <text:list>
            <text:list-item>
              <text:p text:style-name="P9">If nothing is entered for a given parameter, it remains as it was before the edit.</text:p>
            </text:list-item>
          </text:list>
        </text:list-item>
        <text:list-item>
          <text:p text:style-name="P7">User can <text:span text:style-name="T9">cancel/remove</text:span> an order <text:span text:style-name="T6">if valid date and orderNum is provided and if confirmation is made upon display of order information</text:span>. <text:span text:style-name="T6">Complexity: 2</text:span></text:p>
        </text:list-item>
        <text:list-item>
          <text:p text:style-name="P7">User can <text:span text:style-name="T9">save</text:span> current work <text:span text:style-name="T7">to an Orders.txt file</text:span>. <text:span text:style-name="T6">Complexity: 3</text:span></text:p>
        </text:list-item>
        <text:list-item>
          <text:p text:style-name="P10">Program loads list of current orders from Orders.txt file. Complexity: 3</text:p>
        </text:list-item>
        <text:list-item>
          <text:p text:style-name="P7">User can <text:span text:style-name="T9">quit</text:span> the program. <text:span text:style-name="T6">Complexity: 1</text:span></text:p>
        </text:list-item>
        <text:list-item>
          <text:p text:style-name="P12">Anytime a user enters invalid data, the system should ask them again until they enter valid data. Complexity: 2</text:p>
        </text:list-item>
        <text:list-item>
          <text:p text:style-name="P13">Test mode <text:span text:style-name="T12">(saving, loading)</text:span></text:p>
        </text:list-item>
      </text:list>
      <text:p text:style-name="P3"/>
      <text:p text:style-name="P3"/>
      <text:p text:style-name="P4">Iteration Plan with Work Estimates</text:p>
      <text:list xml:id="list2703338756023058826" text:style-name="L2">
        <text:list-item>
          <text:p text:style-name="P11">Sprint 1: </text:p>
          <text:list>
            <text:list-item>
              <text:p text:style-name="P11">Complete menu display. <text:span text:style-name="T8">Complexity 1</text:span></text:p>
            </text:list-item>
            <text:list-item>
              <text:p text:style-name="P14">Complete DTO. Complexity 1</text:p>
            </text:list-item>
            <text:list-item>
              <text:p text:style-name="P14">Complete console. Complexity 1</text:p>
            </text:list-item>
            <text:list-item>
              <text:p text:style-name="P14">Complete addOrder. Complexity 2</text:p>
            </text:list-item>
            <text:list-item>
              <text:p text:style-name="P14">Complete removeOrder. Complexity 2</text:p>
            </text:list-item>
            <text:list-item>
              <text:p text:style-name="P14">Complete quit. Complexity 1</text:p>
            </text:list-item>
          </text:list>
        </text:list-item>
        <text:list-item>
          <text:p text:style-name="P14">Sprint 2:</text:p>
          <text:list>
            <text:list-item>
              <text:p text:style-name="P14">Complete save. Complexity 3</text:p>
            </text:list-item>
            <text:list-item>
              <text:p text:style-name="P14">Complete load. Complexity 3</text:p>
            </text:list-item>
            <text:list-item>
              <text:p text:style-name="P14">Complete editOrder. Complexity 4</text:p>
            </text:list-item>
            <text:list-item>
              <text:p text:style-name="P14">Complete displayOrders. Complexity 4</text:p>
            </text:list-item>
          </text:list>
        </text:list-item>
      </text:list>
      <text:p text:style-name="P1"/>
      <text:p text:style-name="P1"/>
      <text:p text:style-name="P2">UML Diagram</text:p>
      <text:list xml:id="list3552451276333190596" text:style-name="L3">
        <text:list-item>
          <text:p text:style-name="P15">ConsoleIO</text:p>
          <text:list>
            <text:list-item>
              <text:p text:style-name="P15">- Scanner</text:p>
            </text:list-item>
            <text:list-item>
              <text:p text:style-name="P15">+ Print (String)</text:p>
            </text:list-item>
            <text:list-item>
              <text:p text:style-name="P15">+ Read (String)</text:p>
            </text:list-item>
          </text:list>
        </text:list-item>
        <text:list-item>
          <text:p text:style-name="P15">DTO: Order</text:p>
          <text:list>
            <text:list-item>
              <text:p text:style-name="P15">+ int orderNum</text:p>
            </text:list-item>
            <text:list-item>
              <text:p text:style-name="P16">+ LocalDate </text:p>
            </text:list-item>
            <text:list-item>
              <text:p text:style-name="P15">+ String customerName</text:p>
            </text:list-item>
            <text:list-item>
              <text:p text:style-name="P15"><text:soft-page-break/>+ String state</text:p>
            </text:list-item>
            <text:list-item>
              <text:p text:style-name="P17">+ double taxRate</text:p>
            </text:list-item>
            <text:list-item>
              <text:p text:style-name="P17">+ String productType</text:p>
            </text:list-item>
            <text:list-item>
              <text:p text:style-name="P17">+ double area</text:p>
            </text:list-item>
            <text:list-item>
              <text:p text:style-name="P17">+ double <text:bookmark-start text:name="__DdeLink__194_256285863"/>costPerSqFt<text:bookmark-end text:name="__DdeLink__194_256285863"/></text:p>
            </text:list-item>
            <text:list-item>
              <text:p text:style-name="P17">+ double <text:bookmark-start text:name="__DdeLink__196_256285863"/>laborCostPerSqFt<text:bookmark-end text:name="__DdeLink__196_256285863"/></text:p>
            </text:list-item>
            <text:list-item>
              <text:p text:style-name="P17">+ double <text:bookmark-start text:name="__DdeLink__198_256285863"/>materialCost<text:bookmark-end text:name="__DdeLink__198_256285863"/></text:p>
            </text:list-item>
            <text:list-item>
              <text:p text:style-name="P17">+ double <text:bookmark-start text:name="__DdeLink__200_256285863"/>laborCost<text:bookmark-end text:name="__DdeLink__200_256285863"/></text:p>
            </text:list-item>
            <text:list-item>
              <text:p text:style-name="P17">+ double tax</text:p>
            </text:list-item>
            <text:list-item>
              <text:p text:style-name="P17">+ double total</text:p>
            </text:list-item>
            <text:list-item>
              <text:p text:style-name="P18">+ getters/setters</text:p>
            </text:list-item>
          </text:list>
        </text:list-item>
      </text:list>
      <text:p text:style-name="P5"/>
      <text:list xml:id="list152221016624570" text:continue-numbering="true" text:style-name="L3">
        <text:list-item>
          <text:p text:style-name="P20">DAO</text:p>
          <text:list>
            <text:list-item>
              <text:p text:style-name="P20">- HashMap(Integer(orderNum), Order)</text:p>
            </text:list-item>
            <text:list-item>
              <text:p text:style-name="P20">- String fileName</text:p>
            </text:list-item>
            <text:list-item>
              <text:p text:style-name="P20">- saveFile: <text:span text:style-name="T1">void</text:span></text:p>
            </text:list-item>
            <text:list-item>
              <text:p text:style-name="P20">- loadFile: <text:span text:style-name="T1">void</text:span></text:p>
            </text:list-item>
            <text:list-item>
              <text:p text:style-name="P20">+ addOrder: void</text:p>
            </text:list-item>
            <text:list-item>
              <text:p text:style-name="P20">+ removeOrder: void</text:p>
            </text:list-item>
            <text:list-item>
              <text:p text:style-name="P20">+ saveCurrentWork: void</text:p>
            </text:list-item>
            <text:list-item>
              <text:p text:style-name="P20">+ getOrder(orderNum, date): Order</text:p>
              <text:p text:style-name="P20"/>
            </text:list-item>
          </text:list>
        </text:list-item>
        <text:list-item>
          <text:p text:style-name="P21">Controller</text:p>
          <text:list>
            <text:list-item>
              <text:p text:style-name="P21">- console</text:p>
            </text:list-item>
            <text:list-item>
              <text:p text:style-name="P21">- daoLayer</text:p>
            </text:list-item>
            <text:list-item>
              <text:p text:style-name="P21">+ run: void</text:p>
            </text:list-item>
            <text:list-item>
              <text:p text:style-name="P21">+ printMenu: void</text:p>
            </text:list-item>
            <text:list-item>
              <text:p text:style-name="P21">+ displayOrder<text:span text:style-name="T8">s</text:span>: void</text:p>
            </text:list-item>
            <text:list-item>
              <text:p text:style-name="P21">+ editOrder(orderNum, date): void</text:p>
            </text:list-item>
            <text:list-item>
              <text:p text:style-name="P21">+ addOrder(constructor): void</text:p>
            </text:list-item>
            <text:list-item>
              <text:p text:style-name="P21">+ removeOrder(orderNum, date): voi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0:09:28.557749444</meta:creation-date>
    <dc:date>2016-06-29T15:22:19.652335749</dc:date>
    <meta:editing-duration>PT8H31M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2" meta:paragraph-count="68" meta:word-count="422" meta:character-count="2351" meta:non-whitespace-character-count="2057"/>
  </office:meta>
</office:document-meta>
</file>